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cm" style:rel-column-width="4819*"/>
    </style:style>
    <style:style style:name="Table1.A1" style:family="table-cell">
      <style:table-cell-properties fo:padding="0cm" fo:border="none"/>
    </style:style>
    <style:style style:name="P1" style:family="paragraph" style:parent-style-name="Text_20_body" style:list-style-name="L7"/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Export XML Data File Format</text:p>
      <text:p text:style-name="Text_20_body">User defined snippets can be exported from the program for importing into another program or for submitting to the online database. Exported data is stored in a single XML file.</text:p>
      <text:p text:style-name="Text_20_body">There have been four different file formats to date.</text:p>
      <text:p text:style-name="Text_20_body">Each XML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ag</text:p>
          </table:table-cell>
          <table:table-cell table:style-name="Table1.A1" office:value-type="string">
            <text:p text:style-name="P3">Description</text:p>
          </table:table-cell>
        </table:table-row>
        <table:table-row>
          <table:table-cell table:style-name="Table1.A1" office:value-type="string">
            <text:p text:style-name="File_20_Content">&lt;codesnip-export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B46969D4-D367-4F5F-833E-F165FBA78631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prog-version&gt;</text:p>
          </table:table-cell>
          <table:table-cell table:style-name="Table1.A1" office:value-type="string">
            <text:p text:style-name="Text_20_body">Version of program that generated the file, as a dotted quad with format N.N.N.N where N is a non-negative integer.</text:p>
          </table:table-cell>
        </table:table-row>
        <table:table-row>
          <table:table-cell table:style-name="Table1.A1" office:value-type="string">
            <text:p text:style-name="File_20_Content"><text:s text:c="2"/>&lt;user-info&gt;</text:p>
          </table:table-cell>
          <table:table-cell table:style-name="Table1.A1" office:value-type="string">
            <text:p text:style-name="Text_20_body">Contains information about user who created the file (omitted for normal exports – included for submissions to the online database).</text:p>
          </table:table-cell>
        </table:table-row>
        <table:table-row>
          <table:table-cell table:style-name="Table1.A1" office:value-type="string">
            <text:p text:style-name="File_20_Content"><text:s text:c="4"/>&lt;name&gt;</text:p>
          </table:table-cell>
          <table:table-cell table:style-name="Table1.A1" office:value-type="string">
            <text:p text:style-name="Text_20_body">User name.</text:p>
          </table:table-cell>
        </table:table-row>
        <table:table-row>
          <table:table-cell table:style-name="Table1.A1" office:value-type="string">
            <text:p text:style-name="File_20_Content"><text:s text:c="4"/>&lt;email&gt;</text:p>
          </table:table-cell>
          <table:table-cell table:style-name="Table1.A1" office:value-type="string">
            <text:p text:style-name="Text_20_body">User's email address.</text:p>
          </table:table-cell>
        </table:table-row>
        <table:table-row>
          <table:table-cell table:style-name="Table1.A1" office:value-type="string">
            <text:p text:style-name="File_20_Content"><text:s text:c="4"/>&lt;comments&gt;</text:p>
          </table:table-cell>
          <table:table-cell table:style-name="Table1.A1" office:value-type="string">
            <text:p text:style-name="Text_20_body">Any comments provided by user.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export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n exported snippet. One per snippet. Attributes are:</text:p>
            <text:p text:style-name="P2">name<text:span text:style-name="T2">: name of snippet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-text&gt;</text:p>
          </table:table-cell>
          <table:table-cell table:style-name="Table1.A1" office:value-type="string">
            <text:p text:style-name="Text_20_body">Snippet source code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pan text:style-name="Source_20_Text">&lt;credits&gt;</text:span> requires a hyperlink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<text:soft-page-break/>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2">id<text:span text:style-name="T2">: identifies compiler – one of “d2”, “d3”, “d4”, “d5”, “d6”, “'d7”', “d2005”, “d2006”, “d2007”, “d2009” &amp; “fpc”.</text:span></text:p>
            <text:p text:style-name="P2"><text:span text:style-name="T2">Values are “Y”, “N”, “W” or “Q”. Omitting a compiler is equivalent to specifying “Q”.</text:span>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6 Jul 09</text:modification-date> <text:modification-time style:data-style-name="N40">00:09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09-07-06T00:09:42.93</dc:date>
    <dc:creator>Peter Johnson</dc:creator>
    <meta:editing-duration>PT09H44M55S</meta:editing-duration>
    <meta:editing-cycles>36</meta:editing-cycles>
    <meta:generator>OpenOffice.org/3.0$Win32 OpenOffice.org_project/300m15$Build-9379</meta:generator>
    <meta:document-statistic meta:table-count="1" meta:image-count="0" meta:object-count="0" meta:page-count="2" meta:paragraph-count="56" meta:word-count="466" meta:character-count="2880"/>
    <meta:user-defined meta:name="Info 1"/>
    <meta:user-defined meta:name="Info 2"/>
    <meta:user-defined meta:name="Info 3"/>
    <meta:user-defined meta:name="Info 4"/>
  </office:meta>
</office:document-meta>
</file>